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actory.getMessageText( FacesContext facesContext , String bundle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Factory.createFacesMessage( FacesContext facesContext , String bundle , String key , FacesMessage . Severity severity ,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Factory.getLocale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Factory.createFacesMessage( FacesContext facesContext , String key , FacesMessage . Severity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actory.createFacesMessage( FacesContext facesContext , String bundle , String key , FacesMessage . Severity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actory.getFacesMessages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Factory.createFacesMessage( FacesContext facesContext , String key , FacesMessage . Severity severit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